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0425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2" style:family="paragraph" style:parent-style-name="Heading_20_1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3" style:family="paragraph" style:parent-style-name="Heading_20_1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4" style:family="paragraph" style:parent-style-name="Heading_20_2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5" style:family="paragraph" style:parent-style-name="Heading_20_1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6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7" style:family="paragraph" style:parent-style-name="Title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7.5in" style:type="right"/>
        </style:tab-stops>
      </style:paragraph-properties>
    </style:style>
    <style:style style:name="P9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10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1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2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3" style:family="paragraph" style:parent-style-name="Standard">
      <style:paragraph-properties fo:margin-top="0.0071in" fo:margin-bottom="0in" style:contextual-spacing="false">
        <style:tab-stops>
          <style:tab-stop style:position="7.5in" style:type="right"/>
        </style:tab-stops>
      </style:paragraph-properties>
    </style:style>
    <style:style style:name="P14" style:family="paragraph" style:parent-style-name="Standard">
      <style:paragraph-properties fo:margin-top="0.0091in" fo:margin-bottom="0in" style:contextual-spacing="false">
        <style:tab-stops>
          <style:tab-stop style:position="7.5in" style:type="right"/>
        </style:tab-stops>
      </style:paragraph-properties>
    </style:style>
    <style:style style:name="P15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</style:style>
    <style:style style:name="P16" style:family="paragraph" style:parent-style-name="Standard">
      <style:paragraph-properties fo:margin-top="0.0091in" fo:margin-bottom="0in" style:contextual-spacing="false">
        <style:tab-stops>
          <style:tab-stop style:position="6.4811in"/>
          <style:tab-stop style:position="7.5in" style:type="right"/>
        </style:tab-stops>
      </style:paragraph-properties>
    </style:style>
    <style:style style:name="P17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18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  <style:text-properties fo:font-size="2pt" style:font-size-asian="2pt" style:font-size-complex="2pt"/>
    </style:style>
    <style:style style:name="P19" style:family="paragraph" style:parent-style-name="Heading_20_2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0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21" style:family="paragraph" style:parent-style-name="List_20_Paragraph" style:list-style-name="WWNum2">
      <style:paragraph-properties fo:margin-left="0in" fo:margin-right="0in" fo:margin-top="0.0035in" fo:margin-bottom="0in" style:contextual-spacing="false" fo:text-indent="-0.25in" style:auto-text-indent="false">
        <style:tab-stops>
          <style:tab-stop style:position="0.5154in"/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047in"/>
    </style:style>
    <style:style style:name="T2" style:family="text">
      <style:text-properties fo:letter-spacing="-0.0091in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etter-spacing="0.0008in" style:font-size-asian="10pt" style:font-size-complex="10pt"/>
    </style:style>
    <style:style style:name="T6" style:family="text">
      <style:text-properties fo:font-size="10pt" fo:letter-spacing="-0.0043in" style:font-size-asian="10pt"/>
    </style:style>
    <style:style style:name="T7" style:family="text">
      <style:text-properties fo:font-size="10pt" fo:letter-spacing="-0.0043in" style:font-size-asian="10pt" style:font-size-complex="10pt"/>
    </style:style>
    <style:style style:name="T8" style:family="text">
      <style:text-properties fo:font-size="10pt" fo:letter-spacing="-0.0043in" fo:font-weight="bold" style:font-size-asian="10pt" style:font-weight-asian="bold"/>
    </style:style>
    <style:style style:name="T9" style:family="text">
      <style:text-properties fo:font-size="10pt" fo:letter-spacing="-0.002in" style:font-size-asian="10pt" style:font-size-complex="10pt"/>
    </style:style>
    <style:style style:name="T10" style:family="text">
      <style:text-properties fo:font-size="10pt" fo:letter-spacing="-0.002in" fo:font-style="italic" style:font-size-asian="10pt" style:font-style-asian="italic"/>
    </style:style>
    <style:style style:name="T11" style:family="text">
      <style:text-properties fo:font-size="10pt" fo:letter-spacing="-0.0016in" style:font-size-asian="10pt"/>
    </style:style>
    <style:style style:name="T12" style:family="text">
      <style:text-properties fo:font-size="10pt" fo:letter-spacing="-0.0016in" style:font-size-asian="10pt" style:font-size-complex="10pt"/>
    </style:style>
    <style:style style:name="T13" style:family="text">
      <style:text-properties fo:font-size="10pt" fo:letter-spacing="-0.0016in" fo:font-weight="bold" style:font-size-asian="10pt" style:font-weight-asian="bold"/>
    </style:style>
    <style:style style:name="T14" style:family="text">
      <style:text-properties fo:font-size="10pt" fo:letter-spacing="-0.0016in" fo:font-style="italic" style:font-size-asian="10pt" style:font-style-asian="italic"/>
    </style:style>
    <style:style style:name="T15" style:family="text">
      <style:text-properties fo:font-size="10pt" fo:letter-spacing="-0.0035in" style:font-size-asian="10pt" style:font-size-complex="10pt"/>
    </style:style>
    <style:style style:name="T16" style:family="text">
      <style:text-properties fo:font-size="10pt" fo:letter-spacing="-0.0035in" fo:font-weight="bold" style:font-size-asian="10pt" style:font-weight-asian="bold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font-size="10pt" fo:letter-spacing="-0.0008in" fo:font-weight="bold" style:font-size-asian="10pt" style:font-weight-asian="bold"/>
    </style:style>
    <style:style style:name="T19" style:family="text">
      <style:text-properties fo:font-size="10pt" fo:letter-spacing="-0.0008in" style:font-size-asian="10pt"/>
    </style:style>
    <style:style style:name="T20" style:family="text">
      <style:text-properties fo:font-size="10pt" fo:letter-spacing="-0.0008in" fo:font-style="italic" style:font-size-asian="10pt" style:font-style-asian="italic"/>
    </style:style>
    <style:style style:name="T21" style:family="text">
      <style:text-properties fo:font-size="10pt" fo:letter-spacing="-0.0047in" fo:font-weight="bold" style:font-size-asian="10pt" style:font-weight-asian="bold"/>
    </style:style>
    <style:style style:name="T22" style:family="text">
      <style:text-properties fo:font-size="10pt" fo:font-style="italic" style:font-size-asian="10pt" style:font-style-asian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Calibri"/>
    </style:style>
    <style:style style:name="T25" style:family="text">
      <style:text-properties style:font-name="Calibri" fo:font-size="2pt" style:font-size-asian="2pt"/>
    </style:style>
    <style:style style:name="T26" style:family="text">
      <style:text-properties style:font-name="Calibri" fo:font-size="2pt" style:font-size-asian="2pt" style:font-size-complex="5pt"/>
    </style:style>
    <style:style style:name="T27" style:family="text">
      <style:text-properties fo:letter-spacing="-0.0016in"/>
    </style:style>
    <style:style style:name="T28" style:family="text">
      <style:text-properties fo:letter-spacing="0.0016in"/>
    </style:style>
    <style:style style:name="T29" style:family="text">
      <style:text-properties fo:letter-spacing="-0.0008in"/>
    </style:style>
    <style:style style:name="T30" style:family="text">
      <style:text-properties fo:letter-spacing="-0.0008in" fo:font-weight="bold" style:font-weight-asian="bold"/>
    </style:style>
    <style:style style:name="T31" style:family="text">
      <style:text-properties fo:letter-spacing="-0.002in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etter-spacing="-0.0327in" fo:font-weight="bold" style:font-weight-asian="bold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pt" style:font-size-asian="2pt" style:font-size-complex="2pt"/>
    </style:style>
    <style:style style:name="T38" style:family="text">
      <style:text-properties fo:letter-spacing="-0.0035in"/>
    </style:style>
    <style:style style:name="T39" style:family="text">
      <style:text-properties officeooo:rsid="001a69d4"/>
    </style:style>
    <style:style style:name="T40" style:family="text">
      <style:text-properties officeooo:rsid="001d226f"/>
    </style:style>
    <style:style style:name="T41" style:family="text">
      <style:text-properties officeooo:rsid="001e13a7"/>
    </style:style>
    <style:style style:name="T42" style:family="text">
      <style:text-properties officeooo:rsid="001fc621"/>
    </style:style>
    <style:style style:name="T43" style:family="text">
      <style:text-properties officeooo:rsid="00216c54"/>
    </style:style>
    <style:style style:name="T44" style:family="text">
      <style:text-properties officeooo:rsid="0022fbf3"/>
    </style:style>
    <style:style style:name="T45" style:family="text">
      <style:text-properties officeooo:rsid="0024bc96"/>
    </style:style>
    <style:style style:name="gr1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none" style:vertical-pos="from-top" style:vertical-rel="lin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ZACHARY</text:span><text:span text:style-name="T2"> </text:span><text:span text:style-name="T1">JACOBSON</text:span></text:p>
      <text:p text:style-name="P8"><text:a xlink:type="simple" xlink:href="mailto:jacobsonzacharym@gmail.com" office:target-frame-name="mailto:jacobsonzacharym@gmail.com" xlink:show="replace" text:style-name="Standard" text:visited-style-name="Standard"><text:span text:style-name="T4">jacobsonzacharym@gmail.com</text:span><text:span text:style-name="T5"> </text:span></text:a><text:span text:style-name="T4">|</text:span><text:span text:style-name="T7"> </text:span><text:span text:style-name="T4">(703)</text:span><text:span text:style-name="T9"> </text:span><text:span text:style-name="T4">303-1215</text:span><text:span text:style-name="T12"> </text:span><text:span text:style-name="T4">|</text:span><text:span text:style-name="T15"> </text:span><text:span text:style-name="T4">linkedin.com/in/zacharyjacobson13 | github.com/zjaco13</text:span></text:p>
      <text:p text:style-name="P9" loext:marker-style-name="T25"/>
      <text:h text:style-name="P1" text:outline-level="1"><draw:custom-shape text:anchor-type="char" draw:z-index="3" draw:name="Rectangle 1" draw:style-name="gr1" draw:text-style-name="P22" svg:width="7.5421in" svg:height="0.0071in" svg:x="-0.0209in" svg:y="0.2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</text:h>
      <text:p text:style-name="P12" loext:marker-style-name="T17"><text:span text:style-name="T17">Georgia</text:span><text:span text:style-name="T18"> </text:span><text:span text:style-name="T17">Institute</text:span><text:span text:style-name="T18"> </text:span><text:span text:style-name="T17">of</text:span><text:span text:style-name="T13"> </text:span><text:span text:style-name="T17">Technology</text:span><text:span text:style-name="T3">,</text:span><text:span text:style-name="T19"> </text:span><text:span text:style-name="T3">Atlanta,</text:span><text:span text:style-name="T11"> </text:span><text:span text:style-name="T3">GA<text:tab/></text:span><text:span text:style-name="T17">August</text:span><text:span text:style-name="T16"> </text:span><text:span text:style-name="T17">2020</text:span><text:span text:style-name="T21"> </text:span><text:span text:style-name="T3">–</text:span><text:span text:style-name="T6"> </text:span><text:span text:style-name="T8">May</text:span><text:span text:style-name="T17"> 2024 (Expected)</text:span></text:p>
      <text:list text:style-name="WWNum1">
        <text:list-item>
          <text:p text:style-name="P20" loext:marker-style-name="T24">Bachelor<text:span text:style-name="T27"> </text:span>of<text:span text:style-name="T27"> </text:span>Science<text:span text:style-name="T28"> </text:span>in<text:span text:style-name="T29"> </text:span>Computer<text:span text:style-name="T29"> </text:span>Science<text:span text:style-name="T28"> </text:span>–<text:span text:style-name="T29"> </text:span>Concentrations<text:span text:style-name="T27"> </text:span>in<text:span text:style-name="T29"> </text:span>Intelligence<text:span text:style-name="T27"> </text:span>and Systems &amp;<text:span text:style-name="T31"> </text:span>Architecture<text:tab/><text:span text:style-name="T30">GPA: </text:span><text:span text:style-name="T32">4.0</text:span><text:span text:style-name="T34"> </text:span></text:p>
        </text:list-item>
        <text:list-item>
          <text:p text:style-name="P20">Coursework: <text:span text:style-name="T40">Deep Learning, </text:span><text:span text:style-name="T41">Advanced Operating Systems, </text:span><text:span text:style-name="T42">Processor Design, </text:span>Machine Learning, Automata &amp; Complexity, Computer Organization &amp; Programming, Data Structures &amp; Algorithms, Systems &amp; Networks, Artificial Intelligence, Perception &amp; Robotics</text:p>
        </text:list-item>
      </text:list>
      <text:p text:style-name="P10" loext:marker-style-name="T26"/>
      <text:h text:style-name="P2" text:outline-level="1"><draw:custom-shape text:anchor-type="char" draw:z-index="0" draw:name="Rectangle 2" draw:style-name="gr2" draw:text-style-name="P22" svg:width="7.5421in" svg:height="0.0071in" svg:x="0.4799in" svg:y="-0.24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XPERIENCE</text:h>
      <text:h text:style-name="P6" text:outline-level="2">Amazon Web Services<text:tab/>Seattle, WA</text:h>
      <text:h text:style-name="P6" text:outline-level="2" loext:marker-style-name="T36"><text:span text:style-name="T36">Partner Solutions Architect Intern<text:tab/>May 2023 – August 2023</text:span><text:span text:style-name="T36"/></text:h>
      <text:list text:continue-numbering="true" text:style-name="WWNum1">
        <text:list-item>
          <text:p text:style-name="P20">Developed a TypeScript proof of concept for a new version of the AWS EKS Blueprints for CDK Framework with a gRPC API driven approach that enabled partners and customers to develop Infrastructure-as-Code in the language of their choice.</text:p>
        </text:list-item>
        <text:list-item>
          <text:p text:style-name="P20">Created proof of concept gRPC clients in Golang, Rust, and Python.</text:p>
        </text:list-item>
        <text:list-item>
          <text:p text:style-name="P20">Authored technical narrative analyzing different visions for Multi-Language framework. Presented findings to team leadership.</text:p>
        </text:list-item>
        <text:list-item>
          <text:p text:style-name="P20">Addressed 17 customer issues by completing 15 pull requests as a part of the AWS EKS Blueprints open source repositories.</text:p>
        </text:list-item>
      </text:list>
      <text:h text:style-name="P18" text:outline-level="2" loext:marker-style-name="T37"/>
      <text:h text:style-name="P6" text:outline-level="2">NCR<text:span text:style-name="T29"> </text:span>Corporation<text:tab/>Atlanta,<text:span text:style-name="T38"> GA</text:span></text:h>
      <text:h text:style-name="P6" text:outline-level="2" loext:marker-style-name="T35"><text:span text:style-name="T35">Software Engineering Intern Team Lead<text:tab/>May 2022 – August 2022</text:span><text:span text:style-name="T35"/></text:h>
      <text:p text:style-name="P13" loext:marker-style-name="T22"><text:span text:style-name="T22">Software</text:span><text:span text:style-name="T10"> </text:span><text:span text:style-name="T22">Engineering</text:span><text:span text:style-name="T20"> </text:span><text:span text:style-name="T22">Intern<text:tab/>May</text:span><text:span text:style-name="T14"> </text:span><text:span text:style-name="T22">2021</text:span><text:span text:style-name="T14"> </text:span><text:span text:style-name="T22">–</text:span><text:span text:style-name="T20"> </text:span><text:span text:style-name="T22">January 2022</text:span></text:p>
      <text:list text:continue-numbering="true" text:style-name="WWNum1">
        <text:list-item>
          <text:p text:style-name="P20">Led a team of 5 interns through daily scrums, weekly demos with the Chief Architect of the Retail branch, and a final demo with the CTO of the Retail &amp; Hospitality branches.</text:p>
        </text:list-item>
        <text:list-item>
          <text:p text:style-name="P20">Reduced deployment footprint by over 15 times through development of a shopping cart management microservice in Go using MongoDB on the Google Kubernetes Engine.</text:p>
        </text:list-item>
        <text:list-item>
          <text:p text:style-name="P20">Developed and deployed a Kubernetes in-cluster observability agent to scrape critical resource metrics using Go.</text:p>
        </text:list-item>
        <text:list-item>
          <text:p text:style-name="P20">Projected scalability of observability agent to 20 NCR Customers, 30,000 Clusters, and over 1,000,000 end users.</text:p>
        </text:list-item>
      </text:list>
      <text:p text:style-name="P13" loext:marker-style-name="T25"><text:span text:style-name="T25">-</text:span><text:span text:style-name="T25"/></text:p>
      <text:h text:style-name="P6" text:outline-level="2">Gravy<text:span text:style-name="T29"> </text:span>Analytics<text:tab/><text:span text:style-name="T29">Ashburn,</text:span><text:span text:style-name="T1"> VA</text:span></text:h>
      <text:p text:style-name="P14" loext:marker-style-name="T22"><text:span text:style-name="T22">Software</text:span><text:span text:style-name="T20"> </text:span><text:span text:style-name="T22">Developer</text:span><text:span text:style-name="T14"> </text:span><text:span text:style-name="T22">Intern<text:tab/>Summer 2020, Summer 2019, Summer 2018</text:span></text:p>
      <text:list text:continue-numbering="true" text:style-name="WWNum1">
        <text:list-item>
          <text:p text:style-name="P20">Developed and tested ongoing and historic data retrieval API using Scala, SQL, and Spring Boot.</text:p>
        </text:list-item>
        <text:list-item>
          <text:p text:style-name="P20">Authored Postman Collection to test and showcase API, and educated sales and development team members on API use.</text:p>
        </text:list-item>
        <text:list-item>
          <text:p text:style-name="P20">Developed Spark job using Java that added filtering flags to terabytes of location data.</text:p>
        </text:list-item>
      </text:list>
      <text:p text:style-name="P11" loext:marker-style-name="T26"/>
      <text:h text:style-name="P3" text:outline-level="1"><draw:custom-shape text:anchor-type="char" draw:z-index="1" draw:name="Rectangle 3" draw:style-name="gr2" draw:text-style-name="P22" svg:width="7.5421in" svg:height="0.0071in" svg:x="0.4866in" svg:y="-0.23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EADERSHIP</text:h>
      <text:h text:style-name="P6" text:outline-level="2">Sigma<text:span text:style-name="T29"> </text:span>Nu<text:span text:style-name="T31"> </text:span>Fraternity –<text:span text:style-name="T29"> </text:span>Gamma Alpha<text:tab/> Atlanta,<text:span text:style-name="T1"> GA</text:span></text:h>
      <text:p text:style-name="P14" loext:marker-style-name="T23"><text:span text:style-name="T23">President<text:tab/>October 2022 – Present</text:span><text:span text:style-name="T23"/></text:p>
      <text:list text:continue-numbering="true" text:style-name="WWNum1">
        <text:list-item>
          <text:p text:style-name="P20">Led 70 member chapter to first “Rock Chapter” award in 5 years as one of the top chapters in the country.</text:p>
        </text:list-item>
        <text:list-item>
          <text:p text:style-name="P20">Enhanced the fraternity's involvement within the campus community by spearheading new chapter initiatives and collaborating with university administration and other student organizations.</text:p>
        </text:list-item>
        <text:list-item>
          <text:p text:style-name="P20">Improved personal leadership skills through attendance at national fraternity leadership institute.</text:p>
        </text:list-item>
      </text:list>
      <text:p text:style-name="P14" loext:marker-style-name="T22"><text:span text:style-name="T25">-</text:span></text:p>
      <text:p text:style-name="P14" loext:marker-style-name="T22"><text:span text:style-name="T22">Philanthropy Chairman<text:tab/>October 2021 –</text:span><text:span text:style-name="T14"> October 2022</text:span></text:p>
      <text:list xml:id="list172207554703685" text:continue-numbering="true" text:style-name="WWNum1">
        <text:list-item>
          <text:p text:style-name="P20">Organized philanthropy event that raised over $7,000 for the Andrew Collins Project, a student-run non-profit advocating for better mental health services on college campuses.</text:p>
        </text:list-item>
        <text:list-item>
          <text:p text:style-name="P20">Documented processes and best practices as one of the first Philanthropy chairs, enabling future chairs to achieve higher degrees of success.</text:p>
        </text:list-item>
      </text:list>
      <text:p text:style-name="P16" loext:marker-style-name="T25"><text:span text:style-name="T25">-</text:span><text:span text:style-name="T25"/></text:p>
      <text:p text:style-name="P14" loext:marker-style-name="T22"><text:span text:style-name="T22">Other Positions Held: </text:span><text:span text:style-name="T3">Recruitment Chairman, Risk Reduction Chairman</text:span><text:span text:style-name="T22"><text:tab/>January 2021 –</text:span><text:span text:style-name="T14"> October 2022</text:span></text:p>
      <text:list text:style-name="WWNum2">
        <text:list-item>
          <text:p text:style-name="P21" loext:marker-style-name="T25"/>
        </text:list-item>
      </text:list>
      <text:h text:style-name="P4" text:outline-level="2">American Foundation for Suicide Prevention<text:tab/>Atlanta,<text:span text:style-name="T31"> GA</text:span></text:h>
      <text:p text:style-name="P15" loext:marker-style-name="T22"><text:span text:style-name="T22">Outreach Team Leader<text:tab/> January 2022</text:span><text:span text:style-name="T10"> </text:span><text:span text:style-name="T22">–</text:span><text:span text:style-name="T20"> April 2023</text:span></text:p>
      <text:list text:continue-list="list172207554703685" text:style-name="WWNum1">
        <text:list-item>
          <text:p text:style-name="P20">Raised $13,000 for mental health awareness from local businesses and sign-ups for Out of the Darkness Campus Walk.</text:p>
        </text:list-item>
      </text:list>
      <text:h text:style-name="P19" text:outline-level="2" loext:marker-style-name="T25"/>
      <text:h text:style-name="P5" text:outline-level="1"><draw:custom-shape text:anchor-type="char" draw:z-index="2" draw:name="Rectangle 4" draw:style-name="gr2" draw:text-style-name="P22" svg:width="7.5421in" svg:height="0.0071in" svg:x="0.4173in" svg:y="-0.251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KILLS / INTERESTS</text:h>
      <text:list text:continue-numbering="true" text:style-name="WWNum1">
        <text:list-item>
          <text:p text:style-name="P20"><text:span text:style-name="T33">Programming</text:span>: Go, TypeScript, Rust, Python, C, <text:span text:style-name="T43">Verilog, </text:span>Scala, Kotlin, Java, Dart, SQL</text:p>
        </text:list-item>
        <text:list-item>
          <text:p text:style-name="P20"><text:span text:style-name="T33">Software</text:span>: AWS, AWS EKS, AWS CDK, AWS CloudFormation, AWS EC2, AWS DeepRacer, <text:span text:style-name="T45">PyTorch, </text:span>Google Cloud Platform, Google Kubernetes Engine, Kubernetes, Docker, Linux<text:span text:style-name="T44">,</text:span> GitHub Actions, Apache Spark, Git, MongoDB, MySQL</text:p>
        </text:list-item>
        <text:list-item>
          <text:p text:style-name="P20"><text:span text:style-name="T33">Affiliations</text:span>: The Andrew Collins Project, Georgia Tech Club Hockey: <text:span text:style-name="T39">Captain</text:span>, Greek Emerging Lead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819in" fo:margin-right="0in" fo:text-indent="-0.2508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/>
      <style:text-properties fo:font-size="9pt" style:font-size-asian="9pt"/>
    </style:style>
    <style:style style:name="Endnote" style:family="paragraph" style:parent-style-name="Standard" style:class="extra"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/>
    <style:style style:name="Title" style:family="paragraph" style:parent-style-name="Standard" style:class="chapter">
      <style:paragraph-properties fo:margin-left="0.7772in" fo:margin-right="0.772in" fo:margin-top="0.0417in" fo:margin-bottom="0in" style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top="0.0063in" fo:margin-bottom="0in" style:contextual-spacing="false">
        <style:tab-stops>
          <style:tab-stop style:position="7.5in" style:type="right"/>
        </style:tab-stops>
      </style:paragraph-properties>
      <style:text-properties fo:font-size="10pt" style:font-size-asian="10pt" style:font-size-complex="10pt"/>
    </style:style>
    <style:style style:name="Table_20_Paragraph" style:display-name="Table Paragraph" style:family="paragraph" style:parent-style-name="Standard"/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Caption_20_Char" style:display-name="Caption Char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ListLabel_20_2" style:display-name="ListLabel 2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22in" fo:margin-left="0.0972in"/>
        </style:list-level-properties>
        <style:text-properties fo:font-family="Calibri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0.857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1.616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2.3764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1362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8957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4.655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5.415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6.1752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6244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44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son, Zachary M</meta:initial-creator>
    <meta:editing-cycles>75</meta:editing-cycles>
    <meta:creation-date>2022-08-08T01:15:00</meta:creation-date>
    <dc:date>2023-10-14T17:22:06.315368272</dc:date>
    <dc:language>en-US</dc:language>
    <meta:editing-duration>PT22H39M15S</meta:editing-duration>
    <meta:generator>LibreOffice/7.6.2.1$Linux_X86_64 LibreOffice_project/60$Build-1</meta:generator>
    <meta:document-statistic meta:table-count="0" meta:image-count="0" meta:object-count="0" meta:page-count="1" meta:paragraph-count="46" meta:word-count="574" meta:character-count="3879" meta:non-whitespace-character-count="3360"/>
    <meta:user-defined meta:name="AppVersion">16.0000</meta:user-defined>
    <meta:user-defined meta:name="Created" meta:value-type="date">2021-09-06T00:00:00</meta:user-defined>
    <meta:user-defined meta:name="Creator">Microsoft® Word for Microsoft 365</meta:user-defined>
    <meta:user-defined meta:name="LastSaved" meta:value-type="date">2022-04-04T00:00:00</meta:user-defined>
    <meta:template xlink:type="simple" xlink:actuate="onRequest" xlink:title="Normal" xlink:href=""/>
  </office:meta>
</office:document-meta>
</file>